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655" officeooo:paragraph-rsid="00107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tion="rtl": utilizo esto para invertir el orden de los column en el modo descktop,</text:p>
      <text:p text:style-name="P1"/>
      <text:p text:style-name="P1">En el formato descktop que pasen de estar la imagen a la izquierda y el texto a la derecha a en el siguiente section invertirse esto me parece que queda muy bien esteticamente, sin embargo al hacer esto a mano i pasar el tamaño del correo al formato de telefono movil se apilabam i pasaba a haber texto tras texto en algunos puntos y esto a pesar de la diferencia del color del fondo no me terminaba de convencer asi que al usar el <text:s/>"direction="rtl"" se toma lo que yo le especifique respecto al orden de los columns como el formato de telefono movil y se invierte el orden para el formato de desckt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128" meta:character-count="688" meta:non-whitespace-character-count="561"/>
  </office:meta>
</office:document-meta>
</file>